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mril armour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met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-handed weapon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ngie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lmet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gun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oll Slayers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 axe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underers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gun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underers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gun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5"/>
          <table:table-cell table:formula="of:=500-(SUM([.F3:.F45])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3:02:31.335806950</meta:creation-date>
    <dc:date>2018-08-17T23:23:55.228618041</dc:date>
    <meta:editing-duration>PT1M3S</meta:editing-duration>
    <meta:editing-cycles>1</meta:editing-cycles>
    <meta:document-statistic meta:table-count="1" meta:cell-count="27" meta:object-count="0"/>
    <meta:generator>LibreOffice/6.0.6.2$Linux_X86_64 LibreOffice_project/00m0$Build-2</meta:generator>
  </office:meta>
</office:document-meta>
</file>